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PT Serif" svg:font-family="'PT Serif'" style:font-family-generic="roman" style:font-pitch="variable"/>
    <style:font-face style:name="PT Serif1" svg:font-family="'PT Serif'"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P1" style:family="paragraph" style:parent-style-name="Heading_20_4">
      <loext:graphic-properties draw:fill="solid" draw:fill-color="#ffffff"/>
      <style:paragraph-properties fo:margin-top="0.926cm" fo:margin-bottom="0.661cm" style:contextual-spacing="false" fo:text-align="start" style:justify-single-word="false" fo:background-color="#ffffff"/>
    </style:style>
    <style:style style:name="P2" style:family="paragraph" style:parent-style-name="List_20_Paragraph" style:list-style-name="WWNum1">
      <style:paragraph-properties fo:margin-top="0cm" fo:margin-bottom="0cm" style:contextual-spacing="true" fo:text-align="start" style:justify-single-word="false"/>
    </style:style>
    <style:style style:name="P3" style:family="paragraph" style:parent-style-name="Standard">
      <loext:graphic-properties draw:fill="solid" draw:fill-color="#ffffff"/>
      <style:paragraph-properties fo:margin-top="0cm" fo:margin-bottom="0.423cm" style:contextual-spacing="false" fo:text-align="start" style:justify-single-word="false" fo:background-color="#ffffff"/>
    </style:style>
    <style:style style:name="P4" style:family="paragraph" style:parent-style-name="Standard">
      <style:paragraph-properties fo:margin-top="0cm" fo:margin-bottom="0.423cm" style:contextual-spacing="false" fo:text-align="start" style:justify-single-word="false"/>
    </style:style>
    <style:style style:name="P5" style:family="paragraph" style:parent-style-name="Standard">
      <style:text-properties fo:font-variant="normal" fo:text-transform="none" fo:color="#212121" loext:opacity="100%" style:font-name="Cambria" fo:font-size="15pt" fo:language="en" fo:country="US" fo:font-style="normal" fo:font-weight="normal" style:font-name-asian="Cambria1" style:font-size-asian="15pt" style:font-style-asian="normal" style:font-weight-asian="normal" style:font-name-complex="Cambria1" style:font-size-complex="15pt" style:font-style-complex="normal" style:font-weight-complex="normal"/>
    </style:style>
    <style:style style:name="P6"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writing-mode="lr-tb"/>
    </style:style>
    <style:style style:name="P7" style:family="paragraph" style:parent-style-name="Standard">
      <style:text-properties style:font-name="Calibri" fo:font-size="11pt" fo:language="en" fo:country="US" style:font-name-asian="Calibri1" style:font-size-asian="11pt" style:font-name-complex="Calibri1" style:font-size-complex="11pt"/>
    </style:style>
    <style:style style:name="T1" style:family="text">
      <style:text-properties fo:font-variant="normal" fo:text-transform="none" fo:color="#373a3c" loext:opacity="100%" style:font-name="Arial"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T2" style:family="text">
      <style:text-properties fo:font-variant="normal" fo:text-transform="none" fo:color="#373a3c" loext:opacity="100%" style:font-name="Arial" fo:font-size="12pt" fo:language="en" fo:country="US" fo:font-style="normal" fo:font-weight="bold" style:font-name-asian="Arial1" style:font-size-asian="12pt" style:font-style-asian="normal" style:font-weight-asian="bold" style:font-name-complex="Arial1" style:font-size-complex="12pt" style:font-style-complex="normal" style:font-weight-complex="bold"/>
    </style:style>
    <style:style style:name="T3" style:family="text">
      <style:text-properties fo:font-variant="normal" fo:text-transform="none" fo:color="#373a3c" loext:opacity="100%" style:font-name="Arial" fo:font-size="13pt" fo:language="en" fo:country="US" fo:font-style="normal" fo:font-weight="bold" style:font-name-asian="Arial1" style:font-size-asian="13pt" style:font-style-asian="normal" style:font-weight-asian="bold" style:font-name-complex="Arial1" style:font-size-complex="13pt" style:font-style-complex="normal" style:font-weight-complex="bold"/>
    </style:style>
    <style:style style:name="T4" style:family="text">
      <style:text-properties fo:font-variant="normal" fo:text-transform="none" fo:color="#212121" loext:opacity="100%" style:font-name="Cambria" fo:font-size="15pt" fo:language="en" fo:country="US" fo:font-style="normal" fo:font-weight="normal" style:font-name-asian="Cambria1" style:font-size-asian="15pt" style:font-style-asian="normal" style:font-weight-asian="normal" style:font-name-complex="Cambria1" style:font-size-complex="15pt" style:font-style-complex="normal" style:font-weight-complex="normal"/>
    </style:style>
    <style:style style:name="T5" style:family="text">
      <style:text-properties fo:font-variant="normal" fo:text-transform="none" fo:color="#333333" loext:opacity="100%" style:font-name="PT Serif" fo:font-size="13.5pt" fo:language="en" fo:country="US" fo:font-style="normal" fo:font-weight="normal" style:font-name-asian="PT Serif1" style:font-size-asian="13.5pt" style:font-style-asian="normal" style:font-weight-asian="normal" style:font-name-complex="PT Serif1" style:font-size-complex="13.5pt" style:font-style-complex="normal" style:font-weight-complex="normal"/>
    </style:style>
    <style:style style:name="T6" style:family="text">
      <style:text-properties style:font-name="Calibri" fo:font-size="11pt" fo:language="en" fo:country="US" style:font-name-asian="Calibri1" style:font-size-asian="11pt" style:font-name-complex="Calibri1" style:font-size-complex="11pt"/>
    </style:style>
    <style:style style:name="T7" style:family="text">
      <style:text-properties style:font-name="PT Serif" fo:font-size="13.5pt" fo:language="en" fo:country="US" style:font-name-asian="PT Serif1" style:font-size-asian="13.5pt" style:font-name-complex="PT Serif1" style:font-size-complex="13.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his formative discussion will last for 3 weeks.</text:span></text:p>
      <text:h text:style-name="P1" text:outline-level="4"><text:span text:style-name="T3">Discussion Topic - Case Study: Accuracy of information</text:span></text:h>
      <text:p text:style-name="P3"><text:span text:style-name="T1">Abi is a researcher at an institute and also a statistical programmer. Abi has received a project from a manufacturer to review the nutritional value of a new cereal, Whizzz. Having collected the necessary data, he now needs to perform the appropriate analyses and print the reports for him to send to the manufacturer. Unfortunately, the data Abi has collected seems to refute the claim that Whizzz is nutritious, and, in fact, they may indicate that Whizzz is harmful.</text:span></text:p>
      <text:p text:style-name="P3"><text:span text:style-name="T1">Abi also realises that some other correlations could be performed that would cast Whizzz in a more favourable light. “After all,” he thinks, “I can use statistics to support either side of any issue.”</text:span></text:p>
      <text:p text:style-name="P4"><text:span text:style-name="T2">Ethical Concerns</text:span></text:p>
      <text:list text:style-name="WWNum1">
        <text:list-item>
          <text:p text:style-name="P2" loext:marker-style-name="T1"><text:span text:style-name="T1">Clearly, if Abi changed data values in this study he would be acting unethically. But is it any more ethical for him to suggest analysing correct data in a way that supports two or more different conclusions?</text:span><text:span text:style-name="T1"/></text:p>
        </text:list-item>
        <text:list-item>
          <text:p text:style-name="P2" loext:marker-style-name="T1"><text:span text:style-name="T1">Is Abi obligated to present both the positive and the negative analyses?</text:span><text:span text:style-name="T1"/></text:p>
        </text:list-item>
        <text:list-item>
          <text:p text:style-name="P2" loext:marker-style-name="T1"><text:span text:style-name="T1">Is Abi responsible for the use to which others put his program results?</text:span><text:span text:style-name="T1"/></text:p>
        </text:list-item>
        <text:list-item>
          <text:p text:style-name="P2" loext:marker-style-name="T1"><text:span text:style-name="T1">If Abi does put forward both sets of results to the manufacturer, he suspects that they will publicise only the positive ones. What other courses of action has he?</text:span><text:span text:style-name="T1"/></text:p>
        </text:list-item>
      </text:list>
      <text:p text:style-name="P3"><text:span text:style-name="T1">You should also highlight legal, social and professional impacts of any choices made. Please note that there are no right or wrong answers here and you may introduce local, as well as international, legislature in your responses.</text:span></text:p>
      <text:p text:style-name="P3"><text:span text:style-name="T1">You should demonstrate that you understand the topic covered and ensure you use references to academic literature (including journals, books, and reports). This activity will provide evidence of your personal growth and your summary post is required in your e-portfolio.</text:span></text:p>
      <text:p text:style-name="P3"><text:span text:style-name="T1">Your initial posting should respond to the question and be at least 200 words long. Your initial post should be labelled "initial post".</text:span></text:p>
      <text:p text:style-name="Standard"><text:line-break/></text:p>
      <text:h text:style-name="P1" text:outline-level="4"><text:soft-page-break/><text:span text:style-name="T3">Learning Outcomes</text:span></text:h>
      <text:list text:continue-numbering="true" text:style-name="WWNum1">
        <text:list-item>
          <text:p text:style-name="P2" loext:marker-style-name="T1"><text:span text:style-name="T1">Appraise the professional, legal, social, cultural and ethical issues that affect computing professionals.</text:span><text:span text:style-name="T1"/></text:p>
        </text:list-item>
        <text:list-item>
          <text:p text:style-name="P2" loext:marker-style-name="T1"><text:span text:style-name="T1">Evaluate critically existing literature, research design and methodology for the chosen topic, including data analysis processes.</text:span><text:span text:style-name="T1"/></text:p>
        </text:list-item>
      </text:list>
      <text:h text:style-name="P1" text:outline-level="4"><text:span text:style-name="T3">Guidelines for Formative Discussion Responses:</text:span></text:h>
      <text:list text:continue-numbering="true" text:style-name="WWNum1">
        <text:list-item>
          <text:p text:style-name="P2" loext:marker-style-name="T1"><text:span text:style-name="T1">Referencing: When you have referred to other authors thoughts, ideas and opinions in your posts, you must reference the author as you would in an academic assignment using the UoEO Harvard reference style.</text:span><text:span text:style-name="T1"/></text:p>
        </text:list-item>
        <text:list-item>
          <text:p text:style-name="P2" loext:marker-style-name="T1"><text:span text:style-name="T1">This activity forms a component of your e-portfolio assessment which you will submit in unit 12.</text:span><text:span text:style-name="T1"/></text:p>
        </text:list-item>
      </text:list>
      <text:p text:style-name="Standard"/>
      <text:p text:style-name="Standard"/>
      <text:p text:style-name="Standard"/>
      <text:p text:style-name="Standard" loext:marker-style-name="T6">Abi has the ethical responsibility to stick to the data he has produced as any data point can be manipulated depending on the parameters one puts upon the data. <text:s/>This would be in breach of ethicas with “<text:span text:style-name="T4">experimental procedures to produce a desired outcome”</text:span><text:a xlink:type="simple" xlink:href="https://www.ncbi.nlm.nih.gov/pmc/articles/PMC2911920/" text:style-name="Internet_20_link" text:visited-style-name="Visited_20_Internet_20_Link"><text:span text:style-name="Internet_20_link"><text:span text:style-name="T6">Ethical issues in scientific publication - PMC (nih.gov)</text:span></text:span></text:a></text:p>
      <text:p text:style-name="P5" loext:marker-style-name="T4"/>
      <text:p text:style-name="Standard"/>
      <text:p text:style-name="Standard"/>
      <text:p text:style-name="P6" loext:marker-style-name="T6">Giving the company the positive and negative data will be ethically wrong as he will no longer be in control of the results being relished and a company will overlook any amount of data for their own gain. As it is common for foods <text:span text:style-name="T1">nutritional </text:span>data to be wrong “up too 20% for the stated value <text:s/>vs the actual value of the <text:span text:style-name="T1">nutritional</text:span>. <text:s/>In reality <text:s/>that means a pack could theorecticly contain 120 calories "<text:a xlink:type="simple" xlink:href="https://e9be5848-a-96878b9e-s-sites.googlegroups.com/a/d103.org/ms-buckley/homework/When%20Nutrition%20Labels%20Lie.pdf?attachauth=ANoY7cqlJ5JCebHsBhtTCfXeg8IxYfYINPF27XxyrGFQoNNxSl1m5Bp1WRDpxNt9Z5CtV4BXuHpJUtgewbQXNjVY73u2cAnztHH5lXTIeq8Udo5xkikrks6iRfUOtXxYcdhDUNFr88w9F_25XUOHqXheIA87XXwA_mwzftA0XYIPB5F22iiGAdunpFsrRnOdxSMYv1YfOpjnnrcA8PUJUARsYuWCRZJLEjD9z58sVwq6QXjzplpdv90%3D&amp;attredirects=0" text:style-name="Internet_20_link" text:visited-style-name="Visited_20_Internet_20_Link"><text:span text:style-name="Internet_20_link"><text:span text:style-name="T6">Print (googlegroups.com)</text:span></text:span></text:a></text:p>
      <text:p text:style-name="Standard"/>
      <text:p text:style-name="Standard" loext:marker-style-name="T7">Nutrition epically is a contenties issue where complaies used to claim that the fat content I food caused wight gain and burred scientific data that showed the sugar was the real reason for the obesity crises. This leads to Abi having an ethical release of his data in which there would test any other food. This also keeps holds the scientific inequality of the field he is working in.<text:span text:style-name="T5"> “researchers in the 1960s downplayed or suppressed evidence linking sugar and heart disease. Building” on a </text:span><text:soft-page-break/><text:span text:style-name="T5">newly popular narrative holding that the low-fat campaign of the 1980s was not based on solid science”</text:span><text:a xlink:type="simple" xlink:href="https://www.science.org/doi/abs/10.1126/science.aaq1618" text:style-name="Internet_20_link" text:visited-style-name="Visited_20_Internet_20_Link"><text:span text:style-name="Internet_20_link"><text:span text:style-name="T7">Was there ever really a “sugar conspiracy”? | Science</text:span></text:span></text:a></text:p>
      <text:p text:style-name="Standard"/>
      <text:p text:style-name="Standard" loext:marker-style-name="T6"><text:a xlink:type="simple" xlink:href="https://www.ncbi.nlm.nih.gov/pmc/articles/PMC2911920/" text:style-name="Internet_20_link" text:visited-style-name="Visited_20_Internet_20_Link"><text:span text:style-name="Internet_20_link"><text:span text:style-name="T6">Ethical issues in scientific publication - PMC (nih.gov)</text:span></text:span></text:a></text:p>
      <text:p text:style-name="Standard" loext:marker-style-name="T6"><text:a xlink:type="simple" xlink:href="https://e9be5848-a-96878b9e-s-sites.googlegroups.com/a/d103.org/ms-buckley/homework/When%20Nutrition%20Labels%20Lie.pdf?attachauth=ANoY7cqlJ5JCebHsBhtTCfXeg8IxYfYINPF27XxyrGFQoNNxSl1m5Bp1WRDpxNt9Z5CtV4BXuHpJUtgewbQXNjVY73u2cAnztHH5lXTIeq8Udo5xkikrks6iRfUOtXxYcdhDUNFr88w9F_25XUOHqXheIA87XXwA_mwzftA0XYIPB5F22iiGAdunpFsrRnOdxSMYv1YfOpjnnrcA8PUJUARsYuWCRZJLEjD9z58sVwq6QXjzplpdv90%3D&amp;attredirects=0" text:style-name="Internet_20_link" text:visited-style-name="Visited_20_Internet_20_Link"><text:span text:style-name="Internet_20_link"><text:span text:style-name="T6">Print (googlegroups.com)</text:span></text:span></text:a></text:p>
      <text:p text:style-name="Standard" loext:marker-style-name="T6"><text:a xlink:type="simple" xlink:href="https://www.science.org/doi/abs/10.1126/science.aaq1618" text:style-name="Internet_20_link" text:visited-style-name="Visited_20_Internet_20_Link"><text:span text:style-name="Internet_20_link"><text:span text:style-name="T6">Was there ever really a “sugar conspiracy”? | Science</text:span></text:span></text:a></text:p>
      <text:p text:style-name="P7" loext:marker-style-name="T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PT Serif" svg:font-family="'PT Serif'" style:font-family-generic="roman" style:font-pitch="variable"/>
    <style:font-face style:name="PT Serif1" svg:font-family="'PT Serif'"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7:14:50.045065600</meta:creation-date>
    <dc:date>2023-09-30T18:02:02.398546700</dc:date>
    <meta:initial-creator>Begley, Pearce M V</meta:initial-creator>
    <dc:creator>Begley, Pearce M V</dc:creator>
    <meta:generator>LibreOffice/7.5.7.1$Windows_X86_64 LibreOffice_project/47eb0cf7efbacdee9b19ae25d6752381ede23126</meta:generator>
    <meta:document-statistic meta:table-count="0" meta:image-count="0" meta:object-count="0" meta:page-count="3" meta:paragraph-count="25" meta:word-count="671" meta:character-count="4071" meta:non-whitespace-character-count="3427"/>
    <meta:user-defined meta:name="AppVersion">16.0000</meta:user-defined>
    <meta:template xlink:type="simple" xlink:actuate="onRequest" xlink:title="Normal.dotm" xlink:href=""/>
  </office:meta>
</office:document-meta>
</file>